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fo:font-size="26pt" style:font-size-asian="22pt" style:font-size-complex="22pt"/>
    </style:style>
    <style:style style:name="T2" style:family="text">
      <style:text-properties fo:font-size="3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ceito de triggers</text:p>
              </text:list-item>
              <text:list-item>
                <text:p>Relacionando triggers com INS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riggers com UPDATE e DELE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lembrando: Quando os triggers são acionados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Os triggers podem ser acionados ANTES da execução de um SQL ou APÓS</text:span></text:p>
              </text:list-item>
              <text:list-item>
                <text:p><text:span text:style-name="T1">Quando acionados antes usamos a palavra-chave BEFORE e quando depois usamos a palavra-chave AF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2">Relembrando: Criando um trigger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ra criar um trigger são necessários dois passos</text:p>
                <text:list>
                  <text:list-item>
                    <text:p>Criar a função que será associada ao trigger</text:p>
                  </text:list-item>
                  <text:list-item>
                    <text:p>Associar a função a um determinado evento (INSERT, DELETE,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2">Exemplo de trigger com UPDATE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Ver arquivo trigger3.sql</text:p>
                <text:p>https://tinyurl.com/ifsultrigger3</text:p>
              </text:list-item>
              <text:list-item>
                <text:p>Crie os triggers e as funções</text:p>
              </text:list-item>
              <text:list-item>
                <text:p>Atualize um registro na tabela com o comando SQL abaixo</text:p>
                <text:p>UPDATE teacher SET name = 'Mudei de nome!' WHERE id = 1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O que acontece se na função chamada antes da atualização retornarmos OLD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O que acontece se na função chamada antes do UPDATE retornarmos OLD?<text:line-break/><text:line-break/>R: A atualização não é feita pois é esperada que a função que atua antes do update retorne o registro pronto para salvar no banco de dados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ELETE trigg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ssim como na função de um insert só temos a variável NEW, na função delete só temos a acesso à variável OLD</text:p>
              </text:list-item>
              <text:list-item>
                <text:p>A variável OLD é somente leitura. Não podemos modificar o registr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625cm" svg:x="2cm" svg:y="0.777cm" presentation:class="title" presentation:user-transformed="true">
          <draw:text-box>
            <text:p>Exemplo de trigger com DELET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Ver arquivo trigger4.sql</text:p>
                <text:p>https://tinyurl.com/ifsultrigger4</text:p>
              </text:list-item>
              <text:list-item>
                <text:p>Crie os triggers e as funções</text:p>
              </text:list-item>
              <text:list-item>
                <text:p>Delete um registro na tabela com o comando abaixo</text:p>
                <text:p>DELETE FROM teacher WHERE id = 2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ceçõ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ceções são comportamentos diferentes do fluxo ‘normal’ de um código. Podem ocorrer por motivos diversos</text:p>
                <text:list>
                  <text:list-item>
                    <text:p>Divisão por zero</text:p>
                  </text:list-item>
                  <text:list-item>
                    <text:p>Acessar arquivo não existente</text:p>
                  </text:list-item>
                </text:list>
              </text:list-item>
              <text:list-item>
                <text:p>Algumas exceções já existem nas linuguagens e bibliotecas, mas podemos criar novas</text:p>
                <text:list>
                  <text:list-header>
                    <text:p>Ex: raise exception 'Registro não encontrado, não é possível deletar';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Exercícios <text:line-break/><text:line-break/>(Utilize para ambos as tabelas criadas na lista de exercícios 2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rcício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rie um trigger que é chamado sempre que um registro da tabela teacher é atualizado. Esse trigger deve impedir que o nível novo seja menor do que o antigo.</text:p>
              </text:list-item>
              <text:list-item>
                <text:p>Crie um trigger que impeça que um professor seja deletado se existirem alunos vinculados a ele</text:p>
              </text:list-item>
              <text:list-item>
                <text:p>Crie um trigger que copie cada professor deletado para uma nova tabela (crie a tabela antes) chamada “deleted_teachers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https://neon.tech/postgresql/postgresql-trigg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1DT17M32S</meta:editing-duration>
    <meta:editing-cycles>185</meta:editing-cycles>
    <meta:generator>LibreOffice/7.3.7.2$Linux_X86_64 LibreOffice_project/30$Build-2</meta:generator>
    <dc:title>Impress</dc:title>
    <dc:date>2024-10-23T12:25:17.079212733</dc:date>
    <dc:creator>Vinícius Alves Hax</dc:creator>
    <meta:document-statistic meta:object-count="90"/>
  </office:meta>
</office:document-meta>
</file>